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OSDP FAQ</text:p>
      <text:p text:style-name="Standard">Check with SIA first, that's the authoritative source. <text:s/>Check https://github.com/smithee-us/lib-osdp/doc/explaining-osdp/osdp-faq.pdf for latest version of this. 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106_613736186" text:style-name="Index_20_Link" text:visited-style-name="Index_20_Link">1. what's the current spec?<text:tab/>1</text:a></text:p>
          <text:p text:style-name="P1"><text:a xlink:type="simple" xlink:href="#__RefHeading__108_613736186" text:style-name="Index_20_Link" text:visited-style-name="Index_20_Link">2. Does OSDP support Digital I/O?<text:tab/>1</text:a></text:p>
          <text:p text:style-name="P1"><text:a xlink:type="simple" xlink:href="#__RefHeading__110_613736186" text:style-name="Index_20_Link" text:visited-style-name="Index_20_Link">3. Does OSDP support multiple LED colors?<text:tab/>1</text:a></text:p>
          <text:p text:style-name="P1"><text:a xlink:type="simple" xlink:href="#__RefHeading__112_613736186" text:style-name="Index_20_Link" text:visited-style-name="Index_20_Link">4. Does OSDP support buzzers?<text:tab/>1</text:a></text:p>
          <text:p text:style-name="P1"><text:a xlink:type="simple" xlink:href="#__RefHeading__114_613736186" text:style-name="Index_20_Link" text:visited-style-name="Index_20_Link">0. Where is this document?<text:tab/>1</text:a></text:p>
        </text:index-body>
      </text:table-of-content>
      <text:p text:style-name="Standard"/>
      <text:p text:style-name="Standard"/>
      <text:h text:style-name="Heading_20_1" text:outline-level="1"><text:bookmark-start text:name="__RefHeading__106_613736186"/>1. What's the current spec?<text:bookmark-end text:name="__RefHeading__106_613736186"/></text:h>
      <text:p text:style-name="Standard"/>
      <text:p text:style-name="Standard">The current spec as used by the working group is the version in the SIA Sharepoint site for OSDP. <text:s/></text:p>
      <text:p text:style-name="Standard"/>
      <text:p text:style-name="Standard">The spec consists of these files:</text:p>
      <text:p text:style-name="Standard"><text:tab/>SIA_OSDP2.1.7</text:p>
      <text:p text:style-name="Standard"><text:tab/>SIA OSDP Application Profile - Basic</text:p>
      <text:p text:style-name="Standard"><text:tab/>SIA OSDP Application Profile - Biometric</text:p>
      <text:p text:style-name="Standard"><text:tab/>SIA OSDP Application Profile - Peripheral</text:p>
      <text:p text:style-name="Standard"><text:tab/>SIA OSDP Application Profile - Transparent</text:p>
      <text:p text:style-name="Standard"><text:tab/>SIA OSDP Application Profile - XPM</text:p>
      <text:p text:style-name="Standard"><text:tab/>OSDP Application Specific Messages - rev2</text:p>
      <text:h text:style-name="Heading_20_1" text:outline-level="1"><text:bookmark-start text:name="__RefHeading__108_613736186"/>2. Does OSDP support Digital I/O?<text:bookmark-end text:name="__RefHeading__108_613736186"/></text:h>
      <text:p text:style-name="Standard"/>
      <text:p text:style-name="Standard">yes. <text:s/>There are messages for that. <text:s/>See osdp_OUT, osdp_OSTATR, osdp_ISTAT, osdp_ISTATR</text:p>
      <text:h text:style-name="Heading_20_1" text:outline-level="1"><text:bookmark-start text:name="__RefHeading__110_613736186"/>3. Does OSDP support LED colors?<text:bookmark-end text:name="__RefHeading__110_613736186"/></text:h>
      <text:h text:style-name="Heading_20_2" text:outline-level="2">3.1 Color Choices</text:h>
      <text:p text:style-name="Standard">There are a few defined. <text:s/>there is current discussion on this. <text:s/>check with the committee for a copy of the working notes from the sharepoint site.</text:p>
      <text:h text:style-name="Heading_20_2" text:outline-level="2">3.2 Switching off LED's</text:h>
      <text:p text:style-name="Standard">If you want to mask an LED you can set the color to Black, which is a defined color in the spec meaning unlit/off.</text:p>
      <text:h text:style-name="Heading_20_1" text:outline-level="1"><text:bookmark-start text:name="__RefHeading__112_613736186"/>4. Does OSDP support buzzers?<text:bookmark-end text:name="__RefHeading__112_613736186"/></text:h>
      <text:p text:style-name="Standard"/>
      <text:p text:style-name="Standard">yes.</text:p>
      <text:h text:style-name="Heading_20_1" text:outline-level="1"><text:bookmark-start text:name="__RefHeading__114_613736186"/>0. Where is this document?<text:bookmark-end text:name="__RefHeading__114_613736186"/></text:h>
      <text:p text:style-name="Standard"/>
      <text:p text:style-name="Standard">In github. https://github.com/smithee-us/libosdp/doc/explaining-osdp/osdp-faq.pdf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25in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07:57:20</meta:creation-date>
    <dc:date>2016-09-23T10:50:10</dc:date>
    <meta:editing-duration>PT3M3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1" meta:paragraph-count="29" meta:word-count="214" meta:character-count="1357" meta:non-whitespace-character-count="1157"/>
  </office:meta>
</office:document-meta>
</file>